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3465a4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2a6099" draw:fill="solid" draw:fill-color="#ffffff" draw:opacity="0%"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objectwithoutfill">
      <style:graphic-properties svg:stroke-width="0.102cm" svg:stroke-color="#00a933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000000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2a6099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-color="#ffffff" draw:opacity="0%" draw:textarea-horizontal-align="justify" draw:textarea-vertical-align="middle" draw:auto-grow-height="false" fo:min-height="1.02cm" fo:min-width="2.04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91cm" fo:min-width="4.58cm" fo:padding-bottom="1.524cm"/>
      <style:paragraph-properties style:writing-mode="lr-tb"/>
    </style:style>
    <style:style style:name="gr9" style:family="graphic" style:parent-style-name="standard">
      <style:graphic-properties svg:stroke-color="#000000" draw:fill-color="#2a6099" draw:textarea-horizontal-align="justify" draw:textarea-vertical-align="middle" draw:auto-grow-height="false" fo:min-height="0.512cm" fo:min-width="0.77cm"/>
      <style:paragraph-properties style:writing-mode="lr-tb"/>
    </style:style>
    <style:style style:name="gr10" style:family="graphic" style:parent-style-name="objectwithoutfill">
      <style:graphic-properties svg:stroke-width="0.102cm" svg:stroke-color="#2a6099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102cm" svg:stroke-color="#ff0000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svg:stroke-color="#000000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svg:stroke-color="#00a933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draw:stroke="dash" draw:stroke-dash="Ultrafine_20_Dashed" svg:stroke-width="0.102cm" svg:stroke-color="#3465a4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draw:stroke="dash" draw:stroke-dash="Ultrafine_20_Dashed"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draw:stroke="dash" draw:stroke-dash="Ultrafine_20_Dashed"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draw:stroke="dash" draw:stroke-dash="Ultrafine_20_Dashed" svg:stroke-width="0.102cm" svg:stroke-color="#00a933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0" style:family="graphic" style:parent-style-name="objectwithoutfill">
      <style:graphic-properties svg:stroke-width="0.102cm" svg:stroke-color="#00a933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draw:marker-start="" draw:fill="none" draw:opacity="0%" draw:textarea-horizontal-align="justify" draw:textarea-vertical-align="middle" draw:auto-grow-height="false" fo:min-height="0.004cm" fo:min-width="1.151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675cm"/>
      <style:paragraph-properties style:writing-mode="lr-tb"/>
    </style:style>
    <style:style style:name="gr23" style:family="graphic" style:parent-style-name="objectwithoutfill">
      <style:graphic-properties svg:stroke-width="0.102cm" svg:stroke-color="#3465a4" draw:marker-start-width="0.356cm" draw:marker-end-width="0.356cm" draw:fill="solid" draw:fill-color="#ffffff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 style:writing-mode="lr-tb"/>
      <style:text-properties fo:color="#2a6099"/>
    </style:style>
    <style:style style:name="P3" style:family="paragraph">
      <loext:graphic-properties draw:fill="solid" draw:fill-color="#ffffff" draw:opacity="0%"/>
      <style:paragraph-properties fo:text-align="center" style:writing-mode="lr-tb"/>
      <style:text-properties fo:color="#2a6099"/>
    </style:style>
    <style:style style:name="P4" style:family="paragraph">
      <loext:graphic-properties draw:fill="solid" draw:fill-color="#00a933"/>
      <style:paragraph-properties fo:text-align="center"/>
    </style:style>
    <style:style style:name="P5" style:family="paragraph">
      <style:paragraph-properties fo:text-align="center" style:writing-mode="lr-tb"/>
      <style:text-properties fo:color="#00a933"/>
    </style:style>
    <style:style style:name="P6" style:family="paragraph">
      <loext:graphic-properties draw:fill-color="#ffffff" draw:opacity="0%"/>
      <style:paragraph-properties fo:text-align="center" style:writing-mode="lr-tb"/>
      <style:text-properties fo:color="#00a933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 draw:opacity="0%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color="#ff0000"/>
    </style:style>
    <style:style style:name="P10" style:family="paragraph">
      <loext:graphic-properties draw:fill-color="#ffffff" draw:opacity="0%"/>
      <style:paragraph-properties fo:text-align="center" style:writing-mode="lr-tb"/>
      <style:text-properties fo:color="#ff0000"/>
    </style:style>
    <style:style style:name="P11" style:family="paragraph">
      <loext:graphic-properties draw:fill-color="#ffffff"/>
      <style:paragraph-properties fo:text-align="center" style:writing-mode="lr-tb"/>
    </style:style>
    <style:style style:name="P12" style:family="paragraph">
      <style:paragraph-properties fo:text-align="center" style:writing-mode="lr-tb"/>
      <style:text-properties fo:color="#ffffff"/>
    </style:style>
    <style:style style:name="P13" style:family="paragraph">
      <loext:graphic-properties draw:fill-color="#2a6099"/>
      <style:paragraph-properties fo:text-align="center" style:writing-mode="lr-tb"/>
      <style:text-properties fo:color="#ffffff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style:paragraph-properties fo:text-align="center" style:writing-mode="lr-tb"/>
      <style:text-properties fo:font-size="8pt" fo:background-color="transparent" style:font-size-asian="8pt" style:font-size-complex="8pt"/>
    </style:style>
    <style:style style:name="P16" style:family="paragraph">
      <loext:graphic-properties draw:fill="none" draw:opacity="0%"/>
      <style:paragraph-properties fo:text-align="center" style:writing-mode="lr-tb"/>
      <style:text-properties fo:font-size="8pt" fo:background-color="transparent" style:font-size-asian="8pt" style:font-size-complex="8pt"/>
    </style:style>
    <style:style style:name="T1" style:family="text">
      <style:text-properties fo:color="#2a6099"/>
    </style:style>
    <style:style style:name="T2" style:family="text">
      <style:text-properties fo:color="#00a933"/>
    </style:style>
    <style:style style:name="T3" style:family="text">
      <style:text-properties fo:color="#ff0000"/>
    </style:style>
    <style:style style:name="T4" style:family="text">
      <style:text-properties fo:color="#ffffff"/>
    </style:style>
    <style:style style:name="T5" style:family="text">
      <style:text-properties fo:font-size="8pt" fo:background-color="transparen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018cm" svg:y1="21.09cm" svg:x2="10.986cm" svg:y2="27.17cm">
          <text:p/>
        </draw:line>
        <draw:custom-shape draw:style-name="gr2" draw:text-style-name="P3" draw:layer="layout" svg:width="2.54cm" svg:height="1.27cm" svg:x="10.779cm" svg:y="0.846cm">
          <text:p text:style-name="P2"><text:span text:style-name="T1">Net </text:span><text:span text:style-name="T1">A</text:span></text:p>
          <text:p text:style-name="P2"><text:span text:style-name="T1">Bare</text:span><text:span text:style-name="T1">meta</text:span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8.638cm" svg:y1="13.724cm" svg:x2="18.638cm" svg:y2="20.201cm">
          <text:p/>
        </draw:line>
        <draw:line draw:style-name="gr4" draw:text-style-name="P4" draw:layer="layout" svg:x1="16.098cm" svg:y1="6.739cm" svg:x2="16.098cm" svg:y2="20.201cm">
          <text:p/>
        </draw:line>
        <draw:line draw:style-name="gr5" draw:text-style-name="P4" draw:layer="layout" svg:x1="13.558cm" svg:y1="5.469cm" svg:x2="13.558cm" svg:y2="20.201cm">
          <text:p/>
        </draw:line>
        <draw:line draw:style-name="gr6" draw:text-style-name="P4" draw:layer="layout" svg:x1="11.033cm" svg:y1="1cm" svg:x2="11.018cm" svg:y2="20.201cm">
          <text:p/>
        </draw:line>
        <draw:custom-shape draw:style-name="gr7" draw:text-style-name="P6" draw:layer="layout" svg:width="2.54cm" svg:height="1.27cm" svg:x="18.098cm" svg:y="13.454cm">
          <text:p text:style-name="P5"><text:span text:style-name="T2">Net </text:span><text:span text:style-name="T2">D</text:span></text:p>
          <text:p text:style-name="P5"><text:span text:style-name="T2">SR-</text:span><text:span text:style-name="T2">IO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2.54cm" svg:height="1.27cm" svg:x="15.431cm" svg:y="6.469cm">
          <text:p text:style-name="P7">Net C</text:p>
          <text:p text:style-name="P7">IPM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2.54cm" svg:height="1.27cm" svg:x="13.399cm" svg:y="5.199cm">
          <text:p text:style-name="P9"><text:span text:style-name="T3">Net </text:span><text:span text:style-name="T3">B</text:span></text:p>
          <text:p text:style-name="P9"><text:span text:style-name="T3">Prov</text:span><text:span text:style-name="T3">ision</text:span><text:span text:style-name="T3">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5.08cm" svg:height="2.54cm" draw:transform="rotate (1.5707963267949) translate (5.938cm 8.644cm)">
          <text:p text:style-name="P7">Bare metal operator machine</text:p>
          <text:p text:style-name="P7">jump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.27cm" svg:height="0.762cm" draw:transform="skewX (-0.00139626340159546) rotate (-0.000872664625997355) translate (7.208cm 3.818cm)">
          <text:p text:style-name="P12"><text:span text:style-name="T4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.27cm" svg:height="0.762cm" svg:x="7.208cm" svg:y="5.088cm">
          <text:p text:style-name="P12"><text:span text:style-name="T4">eno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.27cm" svg:height="0.762cm" svg:x="7.208cm" svg:y="6.358cm">
          <text:p text:style-name="P12"><text:span text:style-name="T4">en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5.08cm" svg:height="2.54cm" draw:transform="rotate (1.5707963267949) translate (5.938cm 14.359cm)">
          <text:p text:style-name="P7">Bare metal server</text:p>
          <text:p text:style-name="P7">node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.27cm" svg:height="0.762cm" draw:transform="skewX (-0.00139626340159546) rotate (-0.000872664625997355) translate (7.208cm 9.533cm)">
          <text:p text:style-name="P12"><text:span text:style-name="T4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.27cm" svg:height="0.762cm" svg:x="7.208cm" svg:y="10.803cm">
          <text:p text:style-name="P12"><text:span text:style-name="T4">eno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.27cm" svg:height="0.762cm" svg:x="7.208cm" svg:y="12.073cm">
          <text:p text:style-name="P12"><text:span text:style-name="T4">en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.27cm" svg:height="0.762cm" svg:x="7.208cm" svg:y="13.343cm">
          <text:p text:style-name="P12"><text:span text:style-name="T4">eno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5.08cm" svg:height="2.54cm" draw:transform="rotate (1.5707963267949) translate (5.938cm 20.074cm)">
          <text:p text:style-name="P7">Bare metal server</text:p>
          <text:p text:style-name="P7">nod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.27cm" svg:height="0.762cm" draw:transform="skewX (-0.00139626340159546) rotate (-0.000872664625997355) translate (7.208cm 15.248cm)">
          <text:p text:style-name="P12"><text:span text:style-name="T4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.27cm" svg:height="0.762cm" svg:x="7.208cm" svg:y="16.518cm">
          <text:p text:style-name="P12"><text:span text:style-name="T4">eno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.27cm" svg:height="0.762cm" svg:x="7.208cm" svg:y="17.788cm">
          <text:p text:style-name="P12"><text:span text:style-name="T4">en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.27cm" svg:height="0.762cm" svg:x="7.208cm" svg:y="19.058cm">
          <text:p text:style-name="P12"><text:span text:style-name="T4">eno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5.08cm" svg:height="2.54cm" draw:transform="rotate (1.5707963267949) translate (5.938cm 26.297cm)">
          <text:p text:style-name="P7">Bare metal server</text:p>
          <text:p text:style-name="P7">nod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.27cm" svg:height="0.762cm" draw:transform="skewX (-0.00139626340159546) rotate (-0.000872664625997355) translate (7.208cm 21.471cm)">
          <text:p text:style-name="P12"><text:span text:style-name="T4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.27cm" svg:height="0.762cm" svg:x="7.208cm" svg:y="22.741cm">
          <text:p text:style-name="P12"><text:span text:style-name="T4">eno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.27cm" svg:height="0.762cm" svg:x="7.208cm" svg:y="24.011cm">
          <text:p text:style-name="P12"><text:span text:style-name="T4">en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.27cm" svg:height="0.762cm" svg:x="7.208cm" svg:y="25.281cm">
          <text:p text:style-name="P12"><text:span text:style-name="T4">eno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4" draw:layer="layout" svg:x1="8.478cm" svg:y1="4.199cm" svg:x2="11.018cm" svg:y2="4.199cm">
          <text:p/>
        </draw:line>
        <draw:line draw:style-name="gr11" draw:text-style-name="P14" draw:layer="layout" svg:x1="8.478cm" svg:y1="5.469cm" svg:x2="13.558cm" svg:y2="5.469cm">
          <text:p/>
        </draw:line>
        <draw:line draw:style-name="gr12" draw:text-style-name="P14" draw:layer="layout" svg:x1="8.478cm" svg:y1="6.739cm" svg:x2="16.098cm" svg:y2="6.739cm">
          <text:p/>
        </draw:line>
        <draw:line draw:style-name="gr10" draw:text-style-name="P14" draw:layer="layout" svg:x1="8.478cm" svg:y1="9.914cm" svg:x2="11.018cm" svg:y2="9.914cm">
          <text:p/>
        </draw:line>
        <draw:line draw:style-name="gr10" draw:text-style-name="P14" draw:layer="layout" svg:x1="8.478cm" svg:y1="15.629cm" svg:x2="11.018cm" svg:y2="15.629cm">
          <text:p/>
        </draw:line>
        <draw:line draw:style-name="gr10" draw:text-style-name="P14" draw:layer="layout" svg:x1="8.478cm" svg:y1="21.852cm" svg:x2="11.018cm" svg:y2="21.852cm">
          <text:p/>
        </draw:line>
        <draw:line draw:style-name="gr11" draw:text-style-name="P14" draw:layer="layout" svg:x1="8.478cm" svg:y1="11.184cm" svg:x2="13.558cm" svg:y2="11.184cm">
          <text:p/>
        </draw:line>
        <draw:line draw:style-name="gr11" draw:text-style-name="P14" draw:layer="layout" svg:x1="8.478cm" svg:y1="16.899cm" svg:x2="13.558cm" svg:y2="16.899cm">
          <text:p/>
        </draw:line>
        <draw:line draw:style-name="gr11" draw:text-style-name="P14" draw:layer="layout" svg:x1="8.478cm" svg:y1="23.122cm" svg:x2="13.558cm" svg:y2="23.122cm">
          <text:p/>
        </draw:line>
        <draw:line draw:style-name="gr12" draw:text-style-name="P14" draw:layer="layout" svg:x1="8.478cm" svg:y1="12.454cm" svg:x2="16.098cm" svg:y2="12.454cm">
          <text:p/>
        </draw:line>
        <draw:line draw:style-name="gr12" draw:text-style-name="P14" draw:layer="layout" svg:x1="8.478cm" svg:y1="18.169cm" svg:x2="16.098cm" svg:y2="18.169cm">
          <text:p/>
        </draw:line>
        <draw:line draw:style-name="gr12" draw:text-style-name="P14" draw:layer="layout" svg:x1="8.478cm" svg:y1="24.392cm" svg:x2="16.098cm" svg:y2="24.392cm">
          <text:p/>
        </draw:line>
        <draw:line draw:style-name="gr13" draw:text-style-name="P14" draw:layer="layout" svg:x1="8.478cm" svg:y1="13.724cm" svg:x2="18.638cm" svg:y2="13.724cm">
          <text:p/>
        </draw:line>
        <draw:line draw:style-name="gr13" draw:text-style-name="P14" draw:layer="layout" svg:x1="8.478cm" svg:y1="19.439cm" svg:x2="18.638cm" svg:y2="19.439cm">
          <text:p/>
        </draw:line>
        <draw:line draw:style-name="gr13" draw:text-style-name="P14" draw:layer="layout" svg:x1="8.478cm" svg:y1="25.662cm" svg:x2="18.638cm" svg:y2="25.662cm">
          <text:p/>
        </draw:line>
        <draw:line draw:style-name="gr14" draw:text-style-name="P1" draw:layer="layout" svg:x1="11.018cm" svg:y1="20.201cm" svg:x2="11.018cm" svg:y2="21.09cm">
          <text:p/>
        </draw:line>
        <draw:line draw:style-name="gr15" draw:text-style-name="P1" draw:layer="layout" svg:x1="13.558cm" svg:y1="20.201cm" svg:x2="13.558cm" svg:y2="21.09cm">
          <text:p/>
        </draw:line>
        <draw:line draw:style-name="gr16" draw:text-style-name="P1" draw:layer="layout" svg:x1="16.098cm" svg:y1="20.201cm" svg:x2="16.098cm" svg:y2="21.09cm">
          <text:p/>
        </draw:line>
        <draw:line draw:style-name="gr17" draw:text-style-name="P1" draw:layer="layout" svg:x1="18.638cm" svg:y1="20.201cm" svg:x2="18.638cm" svg:y2="21.09cm">
          <text:p/>
        </draw:line>
        <draw:line draw:style-name="gr16" draw:text-style-name="P1" draw:layer="layout" svg:x1="7.208cm" svg:y1="20.455cm" svg:x2="7.208cm" svg:y2="20.836cm">
          <text:p/>
        </draw:line>
        <draw:line draw:style-name="gr18" draw:text-style-name="P1" draw:layer="layout" svg:x1="13.558cm" svg:y1="21.09cm" svg:x2="13.558cm" svg:y2="23.122cm">
          <text:p/>
        </draw:line>
        <draw:line draw:style-name="gr19" draw:text-style-name="P1" draw:layer="layout" svg:x1="16.098cm" svg:y1="21.09cm" svg:x2="16.098cm" svg:y2="24.392cm">
          <text:p/>
        </draw:line>
        <draw:line draw:style-name="gr20" draw:text-style-name="P1" draw:layer="layout" svg:x1="18.638cm" svg:y1="21.09cm" svg:x2="18.638cm" svg:y2="25.662cm">
          <text:p/>
        </draw:line>
        <draw:custom-shape draw:style-name="gr21" draw:text-style-name="P16" draw:layer="layout" svg:width="1.651cm" svg:height="0.254cm" svg:x="8.462cm" svg:y="6.342cm">
          <text:p text:style-name="P15"><text:span text:style-name="T5">10.10.10.10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1.651cm" svg:height="0.254cm" svg:x="8.462cm" svg:y="12.057cm">
          <text:p text:style-name="P15"><text:span text:style-name="T5">10.10.10.11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1.651cm" svg:height="0.254cm" svg:x="8.462cm" svg:y="17.772cm">
          <text:p text:style-name="P15"><text:span text:style-name="T5">10.10.10.12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3.175cm" svg:height="1.27cm" svg:x="1cm" svg:y="1.635cm">
          <text:p text:style-name="P7">Provider network</text:p>
          <text:p text:style-name="P7">gateway</text:p>
          <draw:enhanced-geometry svg:viewBox="0 0 21600 21600" draw:type="rectangle" draw:enhanced-path="M 0 0 L 21600 0 21600 21600 0 21600 0 0 Z N"/>
        </draw:custom-shape>
        <draw:line draw:style-name="gr23" draw:text-style-name="P14" draw:layer="layout" svg:x1="4.175cm" svg:y1="2.27cm" svg:x2="11.033cm" svg:y2="2.27cm">
          <text:p/>
        </draw:line>
        <draw:custom-shape draw:style-name="gr21" draw:text-style-name="P16" draw:layer="layout" svg:width="1.651cm" svg:height="0.254cm" svg:x="4.175cm" svg:y="2.397cm">
          <text:p text:style-name="P15"><text:span text:style-name="T5">10.10.11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6" draw:layer="layout" svg:width="1.651cm" svg:height="0.254cm" svg:x="8.493cm" svg:y="23.987cm">
          <text:p text:style-name="P15"><text:span text:style-name="T5">10.10.10.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0-16T16:00:51.158018428</meta:creation-date>
    <dc:date>2020-10-19T13:39:24.914251630</dc:date>
    <meta:editing-duration>PT2H10M50S</meta:editing-duration>
    <meta:editing-cycles>37</meta:editing-cycles>
    <meta:generator>LibreOffice/6.3.6.2$Linux_X86_64 LibreOffice_project/30$Build-2</meta:generator>
    <meta:document-statistic meta:object-count="58"/>
  </office:meta>
</office:document-meta>
</file>